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81">
      <style:table-cell-properties fo:background-color="#ff0000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observe_num</text:p>
          </table:table-cell>
          <table:table-cell table:style-name="ce2" office:value-type="string" calcext:value-type="string">
            <text:p>σ_3</text:p>
          </table:table-cell>
          <table:table-cell table:style-name="ce2" office:value-type="string" calcext:value-type="string">
            <text:p>σ_4</text:p>
          </table:table-cell>
          <table:table-cell table:style-name="ce2" office:value-type="string" calcext:value-type="string">
            <text:p>σ_4/σ_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.09267E-017" calcext:value-type="float">
            <text:p>3.09E-17</text:p>
          </table:table-cell>
          <table:table-cell table:style-name="ce3" office:value-type="float" office:value="2.50114E-018" calcext:value-type="float">
            <text:p>2.50E-18</text:p>
          </table:table-cell>
          <table:table-cell table:style-name="ce3" office:value-type="float" office:value="0.0808729" calcext:value-type="float">
            <text:p>8.09E-02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68598" calcext:value-type="float">
            <text:p>0.00168598</text:p>
          </table:table-cell>
          <table:table-cell office:value-type="float" office:value="0.00000000404144" calcext:value-type="float">
            <text:p>4.04E-09</text:p>
          </table:table-cell>
          <table:table-cell office:value-type="float" office:value="0.00000239709" calcext:value-type="float">
            <text:p>2.40E-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00344905" calcext:value-type="float">
            <text:p>3.45E-03</text:p>
          </table:table-cell>
          <table:table-cell office:value-type="float" office:value="0.000000132398" calcext:value-type="float">
            <text:p>1.32E-07</text:p>
          </table:table-cell>
          <table:table-cell office:value-type="float" office:value="0.000038387" calcext:value-type="float">
            <text:p>3.84E-0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09775" calcext:value-type="float">
            <text:p>0.00509775</text:p>
          </table:table-cell>
          <table:table-cell office:value-type="float" office:value="0.000000272808" calcext:value-type="float">
            <text:p>2.73E-07</text:p>
          </table:table-cell>
          <table:table-cell office:value-type="float" office:value="0.0000535154" calcext:value-type="float">
            <text:p>5.35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76864" calcext:value-type="float">
            <text:p>0.00676864</text:p>
          </table:table-cell>
          <table:table-cell office:value-type="float" office:value="0.000000411013" calcext:value-type="float">
            <text:p>4.11E-07</text:p>
          </table:table-cell>
          <table:table-cell office:value-type="float" office:value="0.0000607232" calcext:value-type="float">
            <text:p>6.07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66624" calcext:value-type="float">
            <text:p>0.00866624</text:p>
          </table:table-cell>
          <table:table-cell office:value-type="float" office:value="0.000000793242" calcext:value-type="float">
            <text:p>7.93E-07</text:p>
          </table:table-cell>
          <table:table-cell office:value-type="float" office:value="0.0000915325" calcext:value-type="float">
            <text:p>9.15E-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028" calcext:value-type="float">
            <text:p>0.011028</text:p>
          </table:table-cell>
          <table:table-cell office:value-type="float" office:value="0.00000118891" calcext:value-type="float">
            <text:p>1.19E-06</text:p>
          </table:table-cell>
          <table:table-cell table:style-name="Default" office:value-type="float" office:value="0.000107808" calcext:value-type="float">
            <text:p>0.000107808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3:26:19.676447050</meta:creation-date>
    <dc:date>2023-10-11T23:47:20.413134424</dc:date>
    <meta:editing-duration>PT8M40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